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41278" officeooo:paragraph-rsid="0004127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41278" officeooo:paragraph-rsid="00041278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41278" officeooo:paragraph-rsid="00041278"/>
    </style:style>
    <style:style style:name="T1" style:family="text">
      <style:text-properties officeooo:rsid="0006bdb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d Hat Certified System Administrator (EX200)</text:p>
      <text:p text:style-name="P1"/>
      <text:p text:style-name="P1"><text:a xlink:type="simple" xlink:href="https://developers.redhat.com/rhel8/install-rhel8-vbox/" text:style-name="Internet_20_link" text:visited-style-name="Visited_20_Internet_20_Link">https://developers.redhat.com/rhel8/install-rhel8-vbox/</text:a></text:p>
      <text:p text:style-name="P1"/>
      <text:p text:style-name="P1">* <text:span text:style-name="T1">How to read man pages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20:53:23.116651330</meta:creation-date>
    <dc:date>2019-11-15T22:55:29.308258130</dc:date>
    <meta:editing-duration>PT1H51M19S</meta:editing-duration>
    <meta:editing-cycles>3</meta:editing-cycles>
    <meta:generator>LibreOffice/6.1.4.2$MacOSX_X86_64 LibreOffice_project/9d0f32d1f0b509096fd65e0d4bec26ddd1938fd3</meta:generator>
    <meta:document-statistic meta:table-count="0" meta:image-count="0" meta:object-count="0" meta:page-count="1" meta:paragraph-count="3" meta:word-count="13" meta:character-count="125" meta:non-whitespace-character-count="115"/>
  </office:meta>
</office:document-meta>
</file>